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7a7a7a" draw:opacity="100%" draw:stroke="solid" svg:stroke-width="0.02778in" svg:stroke-color="#585858" svg:stroke-opacity="100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2042in" fo:padding-bottom="0.02042in" fo:padding-left="0.42128in" fo:padding-right="0.38044in" draw:textarea-vertical-align="middle" draw:textarea-horizontal-align="center" draw:fill="solid" draw:fill-color="#7a7a7a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2042in" fo:padding-bottom="0.02042in" fo:padding-left="0.42128in" fo:padding-right="0.38044in" draw:textarea-vertical-align="middle" draw:textarea-horizontal-align="center" draw:fill="solid" draw:fill-color="#7a7a7a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407">
      <style:graphic-properties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7a7a7a" draw:opacity="100%" draw:stroke="solid" svg:stroke-width="0.02778in" svg:stroke-color="#585858" svg:stroke-opacity="100%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2042in" fo:padding-bottom="0.02042in" fo:padding-left="0.42128in" fo:padding-right="0.38044in" draw:textarea-vertical-align="middle" draw:textarea-horizontal-align="center" draw:fill="solid" draw:fill-color="#7a7a7a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2042in" fo:padding-bottom="0.02042in" fo:padding-left="0.42128in" fo:padding-right="0.38044in" draw:textarea-vertical-align="middle" draw:textarea-horizontal-align="center" draw:fill="solid" draw:fill-color="#7a7a7a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7a7a7a" draw:opacity="100%" draw:stroke="solid" svg:stroke-width="0.02778in" svg:stroke-color="#585858" svg:stroke-opacity="100%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ustom-shape svg:x="5.86624in" svg:y="3.75in" svg:width="1.46833in" svg:height="2.15355in" draw:id="id63" draw:style-name="a384" draw:name="Flussdiagramm: Magnetplattenspeicher 8">
          <svg:title/>
          <svg:desc/>
          <text:p text:style-name="a383" text:class-names="" text:cond-style-name=""><text:span text:style-name="a381" text:class-names="">model</text:span><text:span text:style-name="a382" text:class-names=""/></text:p>
          <draw:enhanced-geometry xmlns:dr3d="urn:oasis:names:tc:opendocument:xmlns:dr3d:1.0" draw:type="non-primitive" svg:viewBox="0 0 1342641 1969207" draw:enhanced-path="S M 0 328201 A ?f58 ?f59 ?f60 ?f61 0 328201 ?f55 ?f57  W ?f62 ?f63 ?f64 ?f65 0 328201 ?f55 ?f57 L 1342641 1641006 A ?f101 ?f102 ?f103 ?f104 1342641 1641006 ?f98 ?f100  W ?f105 ?f106 ?f107 ?f108 1342641 1641006 ?f98 ?f100 Z N F M 1342641 328201 A ?f101 ?f113 ?f103 ?f114 1342641 328201 ?f98 ?f112  W ?f105 ?f115 ?f107 ?f116 1342641 328201 ?f98 ?f112 N F M 0 328201 A ?f58 ?f59 ?f60 ?f61 0 328201 ?f55 ?f57  W ?f62 ?f63 ?f64 ?f65 0 328201 ?f55 ?f57 L 1342641 1641006 A ?f101 ?f102 ?f103 ?f104 1342641 1641006 ?f98 ?f100  W ?f105 ?f106 ?f107 ?f108 1342641 1641006 ?f98 ?f100 Z N" draw:text-areas="?f14 ?f12 ?f17 ?f18" draw:glue-points="?f11 ?f12 ?f11 ?f13 ?f14 ?f15 ?f11 ?f16 ?f17 ?f15" draw:glue-point-leaving-directions="-360, -360, -27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342641"/>
            <draw:equation draw:name="f10" draw:formula="?f6 / 1969207"/>
            <draw:equation draw:name="f11" draw:formula="671321 / ?f9"/>
            <draw:equation draw:name="f12" draw:formula="656402 / ?f10"/>
            <draw:equation draw:name="f13" draw:formula="0 / ?f10"/>
            <draw:equation draw:name="f14" draw:formula="0 / ?f9"/>
            <draw:equation draw:name="f15" draw:formula="984604 / ?f10"/>
            <draw:equation draw:name="f16" draw:formula="1969207 / ?f10"/>
            <draw:equation draw:name="f17" draw:formula="1342641 / ?f9"/>
            <draw:equation draw:name="f18" draw:formula="1641006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671321"/>
            <draw:equation draw:name="f30" draw:formula="sin(?f26)"/>
            <draw:equation draw:name="f31" draw:formula="0 - ?f30"/>
            <draw:equation draw:name="f32" draw:formula="?f31 * 328201"/>
            <draw:equation draw:name="f33" draw:formula="sqrt(?f29 * ?f29 + ?f32 * ?f32 + 0 * 0)"/>
            <draw:equation draw:name="f34" draw:formula="671321 * 328201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328201 - ?f37"/>
            <draw:equation draw:name="f39" draw:formula="?f36 - 671321"/>
            <draw:equation draw:name="f40" draw:formula="?f38 - 328201"/>
            <draw:equation draw:name="f41" draw:formula="?f36 + 671321"/>
            <draw:equation draw:name="f42" draw:formula="?f38 + 328201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671321"/>
            <draw:equation draw:name="f49" draw:formula="sin(?f45)"/>
            <draw:equation draw:name="f50" draw:formula="0 - ?f49"/>
            <draw:equation draw:name="f51" draw:formula="?f50 * 328201"/>
            <draw:equation draw:name="f52" draw:formula="sqrt(?f48 * ?f48 + ?f51 * ?f51 + 0 * 0)"/>
            <draw:equation draw:name="f53" draw:formula="671321 * 328201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328201, ?f40)"/>
            <draw:equation draw:name="f60" draw:formula="if(?f22, 0, ?f41)"/>
            <draw:equation draw:name="f61" draw:formula="if(?f22, 328201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671321"/>
            <draw:equation draw:name="f73" draw:formula="sin(?f69)"/>
            <draw:equation draw:name="f74" draw:formula="0 - ?f73"/>
            <draw:equation draw:name="f75" draw:formula="?f74 * 328201"/>
            <draw:equation draw:name="f76" draw:formula="sqrt(?f72 * ?f72 + ?f75 * ?f75 + 0 * 0)"/>
            <draw:equation draw:name="f77" draw:formula="671321 * 328201 / ?f76"/>
            <draw:equation draw:name="f78" draw:formula="?f74 * ?f77"/>
            <draw:equation draw:name="f79" draw:formula="1342641 - ?f78"/>
            <draw:equation draw:name="f80" draw:formula="?f71 * ?f77"/>
            <draw:equation draw:name="f81" draw:formula="1641006 - ?f80"/>
            <draw:equation draw:name="f82" draw:formula="?f79 - 671321"/>
            <draw:equation draw:name="f83" draw:formula="?f81 - 328201"/>
            <draw:equation draw:name="f84" draw:formula="?f79 + 671321"/>
            <draw:equation draw:name="f85" draw:formula="?f81 + 328201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671321"/>
            <draw:equation draw:name="f92" draw:formula="sin(?f88)"/>
            <draw:equation draw:name="f93" draw:formula="0 - ?f92"/>
            <draw:equation draw:name="f94" draw:formula="?f93 * 328201"/>
            <draw:equation draw:name="f95" draw:formula="sqrt(?f91 * ?f91 + ?f94 * ?f94 + 0 * 0)"/>
            <draw:equation draw:name="f96" draw:formula="671321 * 328201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342641, ?f82)"/>
            <draw:equation draw:name="f102" draw:formula="if(?f22, 1641006, ?f83)"/>
            <draw:equation draw:name="f103" draw:formula="if(?f22, 1342641, ?f84)"/>
            <draw:equation draw:name="f104" draw:formula="if(?f22, 1641006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328201 - ?f80"/>
            <draw:equation draw:name="f110" draw:formula="?f109 - 328201"/>
            <draw:equation draw:name="f111" draw:formula="?f109 + 328201"/>
            <draw:equation draw:name="f112" draw:formula="?f109 + ?f99"/>
            <draw:equation draw:name="f113" draw:formula="if(?f22, 328201, ?f110)"/>
            <draw:equation draw:name="f114" draw:formula="if(?f22, 328201, ?f111)"/>
            <draw:equation draw:name="f115" draw:formula="if(?f22, ?f110, ?f112)"/>
            <draw:equation draw:name="f116" draw:formula="if(?f22, ?f111, ?f112)"/>
          </draw:enhanced-geometry>
        </draw:custom-shape>
        <draw:custom-shape svg:x="1.44482in" svg:y="1.29888in" svg:width="4.88243in" svg:height="1.96872in" draw:id="id64" draw:style-name="a387" draw:name="Rechteck 4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5725in" svg:y="1.34798in" svg:width="1.49623in" svg:height="1.96872in" draw:id="id65" draw:style-name="a390" draw:name="Rechteck 5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iagramm 3" draw:id="id70" draw:style-name="a407">
          <svg:title/>
          <svg:desc/>
          <draw:custom-shape svg:x="1.65828in" svg:y="2.27759in" svg:width="1.80013in" svg:height="0.72005in" draw:id="id66" draw:style-name="a394">
            <svg:title/>
            <svg:desc/>
            <text:p text:style-name="a393" text:class-names="" text:cond-style-name=""><text:span text:style-name="a391" text:class-names="">middleware</text:span><text:span text:style-name="a392" text:class-names=""/></text:p>
            <draw:enhanced-geometry xmlns:dr3d="urn:oasis:names:tc:opendocument:xmlns:dr3d:1.0" draw:type="non-primitive" svg:viewBox="0 0 1646039 658415" draw:enhanced-path="M 0 0 L 1316832 0 1646039 329208 1316832 658415 0 658415 329208 32920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6039"/>
              <draw:equation draw:name="f7" draw:formula="?f4 / 658415"/>
              <draw:equation draw:name="f8" draw:formula="0 * ?f5 / 1646039"/>
              <draw:equation draw:name="f9" draw:formula="0 * ?f4 / 658415"/>
              <draw:equation draw:name="f10" draw:formula="1316832 * ?f5 / 1646039"/>
              <draw:equation draw:name="f11" draw:formula="1646039 * ?f5 / 1646039"/>
              <draw:equation draw:name="f12" draw:formula="329208 * ?f4 / 658415"/>
              <draw:equation draw:name="f13" draw:formula="658415 * ?f4 / 658415"/>
              <draw:equation draw:name="f14" draw:formula="329208 * ?f5 / 164603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3.2784in" svg:y="2.27759in" svg:width="1.80013in" svg:height="0.72005in" draw:id="id67" draw:style-name="a398">
            <svg:title/>
            <svg:desc/>
            <text:p text:style-name="a397" text:class-names="" text:cond-style-name=""><text:span text:style-name="a395" text:class-names="">router</text:span><text:span text:style-name="a396" text:class-names=""/></text:p>
            <draw:enhanced-geometry xmlns:dr3d="urn:oasis:names:tc:opendocument:xmlns:dr3d:1.0" draw:type="non-primitive" svg:viewBox="0 0 1646039 658415" draw:enhanced-path="M 0 0 L 1316832 0 1646039 329208 1316832 658415 0 658415 329208 32920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6039"/>
              <draw:equation draw:name="f7" draw:formula="?f4 / 658415"/>
              <draw:equation draw:name="f8" draw:formula="0 * ?f5 / 1646039"/>
              <draw:equation draw:name="f9" draw:formula="0 * ?f4 / 658415"/>
              <draw:equation draw:name="f10" draw:formula="1316832 * ?f5 / 1646039"/>
              <draw:equation draw:name="f11" draw:formula="1646039 * ?f5 / 1646039"/>
              <draw:equation draw:name="f12" draw:formula="329208 * ?f4 / 658415"/>
              <draw:equation draw:name="f13" draw:formula="658415 * ?f4 / 658415"/>
              <draw:equation draw:name="f14" draw:formula="329208 * ?f5 / 164603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89852in" svg:y="2.27759in" svg:width="1.80013in" svg:height="0.72005in" draw:id="id68" draw:style-name="a402">
            <svg:title/>
            <svg:desc/>
            <text:p text:style-name="a401" text:class-names="" text:cond-style-name=""><text:span text:style-name="a399" text:class-names="">view</text:span><text:span text:style-name="a400" text:class-names=""/></text:p>
            <draw:enhanced-geometry xmlns:dr3d="urn:oasis:names:tc:opendocument:xmlns:dr3d:1.0" draw:type="non-primitive" svg:viewBox="0 0 1646039 658415" draw:enhanced-path="M 0 0 L 1316832 0 1646039 329208 1316832 658415 0 658415 329208 32920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6039"/>
              <draw:equation draw:name="f7" draw:formula="?f4 / 658415"/>
              <draw:equation draw:name="f8" draw:formula="0 * ?f5 / 1646039"/>
              <draw:equation draw:name="f9" draw:formula="0 * ?f4 / 658415"/>
              <draw:equation draw:name="f10" draw:formula="1316832 * ?f5 / 1646039"/>
              <draw:equation draw:name="f11" draw:formula="1646039 * ?f5 / 1646039"/>
              <draw:equation draw:name="f12" draw:formula="329208 * ?f4 / 658415"/>
              <draw:equation draw:name="f13" draw:formula="658415 * ?f4 / 658415"/>
              <draw:equation draw:name="f14" draw:formula="329208 * ?f5 / 164603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51864in" svg:y="2.27759in" svg:width="1.80013in" svg:height="0.72005in" draw:id="id69" draw:style-name="a406">
            <svg:title/>
            <svg:desc/>
            <text:p text:style-name="a405" text:class-names="" text:cond-style-name=""><text:span text:style-name="a403" text:class-names="">template</text:span><text:span text:style-name="a404" text:class-names=""/></text:p>
            <draw:enhanced-geometry xmlns:dr3d="urn:oasis:names:tc:opendocument:xmlns:dr3d:1.0" draw:type="non-primitive" svg:viewBox="0 0 1646039 658415" draw:enhanced-path="M 0 0 L 1316832 0 1646039 329208 1316832 658415 0 658415 329208 32920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6039"/>
              <draw:equation draw:name="f7" draw:formula="?f4 / 658415"/>
              <draw:equation draw:name="f8" draw:formula="0 * ?f5 / 1646039"/>
              <draw:equation draw:name="f9" draw:formula="0 * ?f4 / 658415"/>
              <draw:equation draw:name="f10" draw:formula="1316832 * ?f5 / 1646039"/>
              <draw:equation draw:name="f11" draw:formula="1646039 * ?f5 / 1646039"/>
              <draw:equation draw:name="f12" draw:formula="329208 * ?f4 / 658415"/>
              <draw:equation draw:name="f13" draw:formula="658415 * ?f4 / 658415"/>
              <draw:equation draw:name="f14" draw:formula="329208 * ?f5 / 164603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71" draw:style-name="a411" draw:name="Textfeld 6" svg:x="2.89678in" svg:y="1.46628in" svg:width="1.97851in" svg:height="0.63952in">
          <draw:text-box>
            <text:p text:style-name="a410" text:class-names="" text:cond-style-name=""><text:span text:style-name="a408" text:class-names="">controller</text:span><text:span text:style-name="a409" text:class-names=""/></text:p>
          </draw:text-box>
          <svg:title/>
          <svg:desc/>
        </draw:frame>
        <draw:frame draw:id="id72" draw:style-name="a415" draw:name="Textfeld 7" svg:x="7.18035in" svg:y="1.46628in" svg:width="1.05002in" svg:height="0.63952in">
          <draw:text-box>
            <text:p text:style-name="a414" text:class-names="" text:cond-style-name=""><text:span text:style-name="a412" text:class-names="">view</text:span><text:span text:style-name="a413" text:class-names=""/></text:p>
          </draw:text-box>
          <svg:title/>
          <svg:desc/>
        </draw:frame>
        <draw:custom-shape svg:x="5.41033in" svg:y="3.12001in" svg:width="2.42463in" svg:height="0.86624in" draw:id="id73" draw:style-name="a418" draw:name="Nach oben gekrümmter Pfeil 13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7a7a7a" draw:opacity="100%" draw:stroke="solid" svg:stroke-width="0.02778in" svg:stroke-color="#585858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Fischer Niklas</meta:initial-creator>
    <dc:creator>Fischer Niklas</dc:creator>
    <meta:creation-date>2015-02-09T16:11:40Z</meta:creation-date>
    <dc:date>2015-02-09T16:31:10Z</dc:date>
    <meta:template xlink:href="" xlink:type="simple"/>
    <meta:editing-cycles>1</meta:editing-cycles>
    <meta:editing-duration>PT0S</meta:editing-duration>
    <meta:document-statistic meta:paragraph-count="7" meta:word-count="7"/>
  </office:meta>
</office:document-meta>
</file>